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automatic-styles>
    <style:style style:name="Tabelle1" style:family="table">
      <style:table-properties style:width="16.071cm" table:align="margins"/>
    </style:style>
    <style:style style:name="Tabelle1.A" style:family="table-column">
      <style:table-column-properties style:column-width="8.036cm" style:rel-column-width="32768*"/>
    </style:style>
    <style:style style:name="Tabelle1.B" style:family="table-column">
      <style:table-column-properties style:column-width="8.03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imetable" style:family="table" style:master-page-name="">
      <style:table-properties style:width="16.081cm" fo:margin-left="-0.005cm" fo:margin-right="-0.005cm" style:page-number="0" table:align="margins" fo:keep-with-next="auto"/>
    </style:style>
    <style:style style:name="timetable.A" style:family="table-column">
      <style:table-column-properties style:column-width="5.98cm" style:rel-column-width="3390*"/>
    </style:style>
    <style:style style:name="timetable.B" style:family="table-column">
      <style:table-column-properties style:column-width="3.75cm" style:rel-column-width="2126*"/>
    </style:style>
    <style:style style:name="timetable.C" style:family="table-column">
      <style:table-column-properties style:column-width="4.671cm" style:rel-column-width="2648*"/>
    </style:style>
    <style:style style:name="timetable.D" style:family="table-column">
      <style:table-column-properties style:column-width="1.681cm" style:rel-column-width="953*"/>
    </style:style>
    <style:style style:name="timetable.A1" style:family="table-cell">
      <style:table-cell-properties fo:padding-left="0cm" fo:padding-right="0cm" fo:padding-top="0.199cm" fo:padding-bottom="0.101cm" fo:border="none"/>
    </style:style>
    <style:style style:name="timetable.A2" style:family="table-cell">
      <style:table-cell-properties fo:padding="0cm" fo:border="none"/>
    </style:style>
    <style:style style:name="Tabelle3" style:family="table" style:master-page-name="">
      <style:table-properties style:width="16.081cm" fo:margin-left="-0.005cm" fo:margin-right="-0.005cm" style:page-number="0" table:align="margins" fo:keep-with-next="auto"/>
    </style:style>
    <style:style style:name="Tabelle3.A" style:family="table-column">
      <style:table-column-properties style:column-width="7.654cm" style:rel-column-width="31193*"/>
    </style:style>
    <style:style style:name="Tabelle3.B" style:family="table-column">
      <style:table-column-properties style:column-width="8.428cm" style:rel-column-width="34342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2" style:family="table">
      <style:table-properties style:width="16.071cm" table:align="margins"/>
    </style:style>
    <style:style style:name="Tabelle2.A" style:family="table-column">
      <style:table-column-properties style:column-width="8.035cm" style:rel-column-width="32767*"/>
    </style:style>
    <style:style style:name="Tabelle2.B" style:family="table-column">
      <style:table-column-properties style:column-width="8.036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weight="bold"/>
    </style:style>
    <style:style style:name="P4" style:family="paragraph" style:parent-style-name="Table_20_Contents">
      <style:text-properties style:use-window-font-color="true"/>
    </style:style>
    <style:style style:name="P5" style:family="paragraph" style:parent-style-name="Table_20_Contents">
      <style:text-properties style:use-window-font-color="true" style:text-underline-style="none" fo:font-weight="bold"/>
    </style:style>
    <style:style style:name="P6" style:family="paragraph" style:parent-style-name="Table_20_Contents">
      <style:text-properties style:use-window-font-color="true" style:text-underline-style="none" fo:font-weight="normal" style:font-weight-asian="normal" style:font-weight-complex="normal"/>
    </style:style>
    <style:style style:name="P7" style:family="paragraph" style:parent-style-name="Table_20_Contents">
      <style:text-properties style:use-window-font-color="true" fo:font-weight="bold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fo:font-weight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fo:font-weight="bold"/>
    </style:style>
    <style:style style:name="P10" style:family="paragraph" style:parent-style-name="Table_20_Contents">
      <style:text-properties style:use-window-font-color="true" fo:font-weight="normal" style:font-weight-asian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/>
    </style:style>
    <style:style style:name="P12" style:family="paragraph" style:parent-style-name="Table_20_Heading">
      <style:paragraph-properties fo:text-align="start" style:justify-single-word="false"/>
      <style:text-properties style:use-window-font-color="true" fo:font-style="normal" style:font-style-asian="normal" style:font-style-complex="normal"/>
    </style:style>
    <style:style style:name="P13" style:family="paragraph" style:parent-style-name="Table_20_Heading">
      <style:paragraph-properties fo:text-align="center" style:justify-single-word="false"/>
      <style:text-properties style:use-window-font-color="true" fo:font-style="normal" style:font-style-asian="normal" style:font-style-complex="normal"/>
    </style:style>
    <style:style style:name="P14" style:family="paragraph" style:parent-style-name="Frame_20_contents">
      <style:paragraph-properties fo:text-align="start" style:justify-single-word="false" style:vertical-align="baseline"/>
      <style:text-properties fo:font-size="7pt"/>
    </style:style>
    <style:style style:name="P15" style:family="paragraph" style:parent-style-name="zeitraum" style:master-page-name="">
      <style:paragraph-properties style:page-number="auto"/>
      <style:text-properties style:use-window-font-color="true" fo:font-size="12pt" style:text-underline-style="none" fo:font-weight="bold" style:font-size-asian="12pt" style:font-size-complex="12pt"/>
    </style:style>
    <style:style style:name="P16" style:family="paragraph" style:parent-style-name="zeitraum">
      <style:text-properties style:use-window-font-color="true" style:text-underline-style="none" fo:font-weight="bold"/>
    </style:style>
    <style:style style:name="P17" style:family="paragraph" style:parent-style-name="zeitraum">
      <style:paragraph-properties fo:text-align="end" style:justify-single-word="false"/>
      <style:text-properties style:use-window-font-color="true" style:text-underline-style="none" fo:font-weight="bold"/>
    </style:style>
    <style:style style:name="T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jektbezogene Auswertung</text:p>
      <text:p text:style-name="P16"/>
      <text:p text:style-name="P16">Zeitraum vom {$timespanFrom} bis {$timespanUntil}</text:p>
      <text:p text:style-name="P5"/>
      <text:p text:style-name="P6">{foreach($projects as $aProject):}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Projekt : {$aProject['projectname']}</text:p>
          </table:table-cell>
          <table:table-cell table:style-name="Tabelle1.B1" office:value-type="string">
            <text:p text:style-name="P17">Summe: {$aProject['sum']} h</text:p>
          </table:table-cell>
        </table:table-row>
      </table:table>
      <text:p text:style-name="P16"/>
      <table:table table:name="timetable" table:style-name="timetable">
        <table:table-column table:style-name="timetable.A"/>
        <table:table-column table:style-name="timetable.B"/>
        <table:table-column table:style-name="timetable.C"/>
        <table:table-column table:style-name="timetable.D"/>
        <table:table-header-rows>
          <table:table-row>
            <table:table-cell table:style-name="timetable.A1" office:value-type="string">
              <text:p text:style-name="P12">Tätigkeit</text:p>
            </table:table-cell>
            <table:table-cell table:style-name="timetable.A1" table:number-columns-spanned="2" office:value-type="string">
              <text:p text:style-name="P12">Beschreibung</text:p>
            </table:table-cell>
            <table:covered-table-cell/>
            <table:table-cell table:style-name="timetable.A1" office:value-type="string">
              <text:p text:style-name="P13">Zeit</text:p>
            </table:table-cell>
          </table:table-row>
        </table:table-header-rows>
        <table:table-row>
          <table:table-cell table:style-name="timetable.A2" table:number-columns-spanned="2" office:value-type="string">
            <text:p text:style-name="P4">{foreach($aProject['users'] as $aUser):}<text:line-break/></text:p>
            <text:p text:style-name="P7">Benutzer: {$aUser['name']} {$aUser['surname']}</text:p>
          </table:table-cell>
          <table:covered-table-cell/>
          <table:table-cell table:style-name="timetable.A2" table:number-columns-spanned="2" office:value-type="string">
            <text:p text:style-name="P7"/>
            <text:p text:style-name="P8"><text:line-break/>Summe:<text:line-break/>{$aUser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4">{foreach( $aUser['days'] as $aDay ):}</text:p>
          </table:table-cell>
          <table:covered-table-cell/>
          <table:table-cell table:style-name="timetable.A2" table:number-columns-spanned="2" office:value-type="string">
            <text:p text:style-name="P4"/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7">{$aDay['date']}</text:p>
          </table:table-cell>
          <table:covered-table-cell/>
          <table:table-cell table:style-name="timetable.A2" table:number-columns-spanned="2" office:value-type="string">
            <text:p text:style-name="P7"/>
          </table:table-cell>
          <table:covered-table-cell/>
        </table:table-row>
        <table:table-row>
          <table:table-cell table:style-name="timetable.A2" office:value-type="string">
            <text:p text:style-name="P4">{foreach($aDay['times'] as $aTime):}{$aTime['task']} <text:s text:c="49"/></text:p>
          </table:table-cell>
          <table:table-cell table:style-name="timetable.A2" table:number-columns-spanned="2" office:value-type="string">
            <text:p text:style-name="P4">{$aTime['comment']}</text:p>
          </table:table-cell>
          <table:covered-table-cell/>
          <table:table-cell table:style-name="timetable.A2" office:value-type="string">
            <text:p text:style-name="P11">{$aTime['duration']}{if($aTime['duration']):} h{endif}</text:p>
          </table:table-cell>
        </table:table-row>
        <table:table-row>
          <table:table-cell table:style-name="timetable.A2" office:value-type="string">
            <text:p text:style-name="P4">{endforeach}</text:p>
          </table:table-cell>
          <table:table-cell table:style-name="timetable.A2" table:number-columns-spanned="2" office:value-type="string">
            <text:p text:style-name="P4"/>
          </table:table-cell>
          <table:covered-table-cell/>
          <table:table-cell table:style-name="timetable.A2" office:value-type="string">
            <text:p text:style-name="P4"/>
          </table:table-cell>
        </table:table-row>
        <table:table-row>
          <table:table-cell table:style-name="timetable.A2" table:number-columns-spanned="2" office:value-type="string">
            <text:p text:style-name="P9"/>
          </table:table-cell>
          <table:covered-table-cell/>
          <table:table-cell table:style-name="timetable.A2" table:number-columns-spanned="2" office:value-type="string">
            <text:p text:style-name="P8">{$aDay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4">{endforeach}</text:p>
          </table:table-cell>
          <table:covered-table-cell/>
          <table:table-cell table:style-name="timetable.A2" table:number-columns-spanned="2" office:value-type="string">
            <text:p text:style-name="P4"/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9">Summe Benutzer ({$aUser['name']} <text:s/>{$aUser['surname']}): </text:p>
            <text:p text:style-name="P9"/>
          </table:table-cell>
          <table:covered-table-cell/>
          <table:table-cell table:style-name="timetable.A2" table:number-columns-spanned="2" office:value-type="string">
            <text:p text:style-name="P8">{$aUser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4">{endforeach}</text:p>
          </table:table-cell>
          <table:covered-table-cell/>
          <table:table-cell table:style-name="timetable.A2" table:number-columns-spanned="2" office:value-type="string">
            <text:p text:style-name="P4"/>
          </table:table-cell>
          <table:covered-table-cell/>
        </table:table-row>
      </table:table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9">Summe Projekt (<text:span text:style-name="T1">{$aProject['projectname']})</text:span>:</text:p>
            </table:table-cell>
            <table:table-cell table:style-name="Tabelle3.B1" office:value-type="string">
              <text:p text:style-name="P8"><text:s/>{$aProject['sum']} h</text:p>
            </table:table-cell>
          </table:table-row>
        </table:table-header-rows>
      </table:table>
      <text:p text:style-name="P10">{endforeach}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Summe gesamt</text:p>
          </table:table-cell>
          <table:table-cell table:style-name="Tabelle2.B1" office:value-type="string">
            <text:p text:style-name="P3">{$sum} 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Arial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199cm" fo:line-height="100%" fo:keep-with-next="always"/>
      <style:text-properties fo:font-weight="normal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1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line-height="150%"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>
      <style:paragraph-properties fo:margin-top="0cm" fo:margin-bottom="0cm"/>
      <style:text-properties fo:font-size="8pt" fo:font-weight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495cm" style:type="right" style:leader-style="dotted" style:leader-text="."/>
        </style:tab-stops>
      </style:paragraph-properties>
    </style:style>
    <style:style style:name="WW-Standard_20__28_Web_29_" style:display-name="WW-Standard (Web)" style:family="paragraph" style:parent-style-name="Standard">
      <style:paragraph-properties fo:margin-top="0.176cm" fo:margin-bottom="0.176cm"/>
      <style:text-properties style:font-name="Times New Roman" fo:font-size="12pt" style:font-size-asian="12pt"/>
    </style:style>
    <style:style style:name="WW-Textkörper_20_2" style:display-name="WW-Textkörper 2" style:family="paragraph" style:parent-style-name="Standard">
      <style:text-properties fo:color="#ff0000" style:font-name="MetaNormal-Roman"/>
    </style:style>
    <style:style style:name="WW-Anrede" style:family="paragraph" style:parent-style-name="Standard" style:next-style-name="Standard">
      <style:paragraph-properties fo:margin-top="0.423cm" fo:margin-bottom="0.423cm" style:line-height-at-least="0.423cm" fo:text-align="justify" style:justify-single-word="false"/>
      <style:text-properties style:font-name="Garamond" style:letter-kerning="true"/>
    </style:style>
    <style:style style:name="zeitraum" style:family="paragraph">
      <style:paragraph-properties fo:margin-top="0.101cm" fo:margin-bottom="0.101cm">
        <style:tab-stops/>
      </style:paragraph-properties>
      <style:text-properties fo:font-size="10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4z0" style:family="text">
      <style:text-properties style:font-name="MetaNormal-Roman" style:font-name-asian="Times New Roman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style:font-name="Times New Roman" style:font-name-asian="Times New Roman"/>
    </style:style>
    <style:style style:name="WW8Num7z1" style:family="text">
      <style:text-properties fo:font-size="8pt" style:font-size-asian="8pt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7z4" style:family="text">
      <style:text-properties style:font-name="Courier New"/>
    </style:style>
    <style:style style:name="WW8Num3z0" style:family="text">
      <style:text-properties style:font-name="Arial1" fo:font-size="10pt" fo:font-style="normal" fo:font-weight="normal" style:font-size-asian="10pt" style:font-style-asian="normal" style:font-weight-asian="norma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 " style:num-format="a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4">
      <text:list-level-style-bullet text:level="1" text:style-name="WW8Num4z0" style:num-suffix="." text:bullet-char="-">
        <style:list-level-properties text:space-before="0.635cm" text:min-label-width="0.635cm"/>
        <style:text-properties style:font-name="MetaNormal-Roman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7z1" style:num-suffix="." text:bullet-char="-">
        <style:list-level-properties text:space-before="1.905cm" text:min-label-width="0.635cm"/>
        <style:text-properties fo:font-family="Thorndale" style:font-family-generic="roman" style:font-pitch="variable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ٱ">
        <style:list-level-properties text:space-before="0.635cm" text:min-label-width="0.635cm"/>
        <style:text-properties style:font-name="Arial1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4cm" fo:margin-bottom="0.885cm" fo:margin-left="2.54cm" fo:margin-right="2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39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rame_20_contents"/>
        <text:p text:style-name="Frame_20_contents">openTimetool – webbasierte Projektzeiterfassung<text:tab/><text:tab/><text:tab/><text:tab/>Seite <text:page-number text:select-page="current">1</text:page-number> von <text:page-count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subject>PRojekttitel hier rein!!!!</dc:subject>
    <meta:initial-creator>Giampaolo Pantò</meta:initial-creator>
    <meta:creation-date>2002-08-29T16:23:39</meta:creation-date>
    <dc:creator>Johann Valentinitsch</dc:creator>
    <dc:date>2010-05-31T19:55:28.36</dc:date>
    <dc:language>de-DE</dc:language>
    <meta:editing-cycles>111</meta:editing-cycles>
    <meta:editing-duration>PT09H24M17S</meta:editing-duration>
    <meta:document-statistic meta:table-count="4" meta:image-count="0" meta:object-count="0" meta:page-count="1" meta:paragraph-count="28" meta:word-count="69" meta:character-count="821"/>
    <meta:user-defined meta:name="Info 1"/>
    <meta:user-defined meta:name="Info 2"/>
    <meta:user-defined meta:name="Info 3"/>
    <meta:user-defined meta:name="Info 4"/>
  </office:meta>
</office:document-meta>
</file>